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69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8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8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8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28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381" table:default-cell-style-name="Default"/>
        <table:table-row table:style-name="ro1" table:number-rows-repeated="2">
          <table:table-cell table:style-name="ce1" table:number-columns-repeated="24"/>
          <table:table-cell table:number-columns-repeated="16360"/>
        </table:table-row>
        <table:table-row table:style-name="ro2">
          <table:table-cell table:style-name="ce1"/>
          <table:table-cell table:style-name="ce2" office:value-type="string" calcext:value-type="string" table:number-columns-spanned="6" table:number-rows-spanned="2">
            <text:p>FACTURA</text:p>
          </table:table-cell>
          <table:covered-table-cell table:number-columns-repeated="5" table:style-name="ce1"/>
          <table:table-cell table:style-name="ce1" table:number-columns-repeated="17"/>
          <table:table-cell table:number-columns-repeated="16360"/>
        </table:table-row>
        <table:table-row table:style-name="ro2">
          <table:table-cell table:style-name="ce1"/>
          <table:covered-table-cell table:number-columns-repeated="6" table:style-name="ce1"/>
          <table:table-cell table:style-name="ce30" table:number-columns-repeated="3"/>
          <table:table-cell table:style-name="ce32" office:value-type="string" calcext:value-type="string">
            <text:p>Nom de l'empresa</text:p>
          </table:table-cell>
          <table:table-cell table:style-name="ce32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 table:number-columns-repeated="7"/>
          <table:table-cell table:style-name="ce30" table:number-columns-repeated="3"/>
          <table:table-cell table:style-name="ce32" office:value-type="string" calcext:value-type="string">
            <text:p>Adreça</text:p>
          </table:table-cell>
          <table:table-cell table:style-name="ce32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 table:number-columns-repeated="7"/>
          <table:table-cell table:style-name="ce30" table:number-columns-repeated="3"/>
          <table:table-cell table:style-name="ce32" office:value-type="string" calcext:value-type="string">
            <text:p>Ciutat</text:p>
          </table:table-cell>
          <table:table-cell table:style-name="ce32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3" office:value-type="string" calcext:value-type="string">
            <text:p>Numero: </text:p>
          </table:table-cell>
          <table:table-cell table:style-name="ce13" table:number-columns-repeated="3"/>
          <table:table-cell table:style-name="ce1"/>
          <table:table-cell table:style-name="ce13"/>
          <table:table-cell table:style-name="ce30" office:value-type="string" calcext:value-type="string">
            <text:p>NIF</text:p>
          </table:table-cell>
          <table:table-cell table:style-name="ce30" table:number-columns-repeated="4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3" office:value-type="string" calcext:value-type="string">
            <text:p>Data:</text:p>
          </table:table-cell>
          <table:table-cell table:style-name="ce13" table:number-columns-repeated="5"/>
          <table:table-cell table:style-name="ce1" table:number-columns-repeated="17"/>
          <table:table-cell table:number-columns-repeated="16360"/>
        </table:table-row>
        <table:table-row table:style-name="ro1" table:number-rows-repeated="2">
          <table:table-cell table:style-name="ce1" table:number-columns-repeated="24"/>
          <table:table-cell table:number-columns-repeated="16360"/>
        </table:table-row>
        <table:table-row table:style-name="ro2">
          <table:table-cell table:style-name="ce1"/>
          <table:table-cell table:style-name="ce4" office:value-type="string" calcext:value-type="string">
            <text:p>Client</text:p>
          </table:table-cell>
          <table:table-cell table:style-name="ce14" office:value-type="string" calcext:value-type="string">
            <text:p>Juan Antonio Palomares</text:p>
          </table:table-cell>
          <table:table-cell table:style-name="ce14" table:number-columns-repeated="2"/>
          <table:table-cell table:style-name="ce23"/>
          <table:table-cell table:style-name="ce26" office:value-type="string" calcext:value-type="string">
            <text:p>Comentaris:</text:p>
          </table:table-cell>
          <table:table-cell table:style-name="ce26"/>
          <table:table-cell table:style-name="ce14" table:number-columns-repeated="3"/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5" office:value-type="string" calcext:value-type="string">
            <text:p>Domicili </text:p>
          </table:table-cell>
          <table:table-cell table:style-name="ce1" office:value-type="string" calcext:value-type="string">
            <text:p>St.Cecilia, nº16</text:p>
          </table:table-cell>
          <table:table-cell table:style-name="ce1" table:number-columns-repeated="3"/>
          <table:table-cell table:style-name="ce27"/>
          <table:table-cell table:style-name="ce1" table:number-columns-repeated="4"/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5" office:value-type="string" calcext:value-type="string">
            <text:p>Ciutat </text:p>
          </table:table-cell>
          <table:table-cell table:style-name="ce1" office:value-type="string" calcext:value-type="string">
            <text:p>Pamplona, España</text:p>
          </table:table-cell>
          <table:table-cell table:style-name="ce1" table:number-columns-repeated="3"/>
          <table:table-cell table:style-name="ce27"/>
          <table:table-cell table:style-name="ce1" table:number-columns-repeated="4"/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6" office:value-type="string" calcext:value-type="string">
            <text:p>NIF</text:p>
          </table:table-cell>
          <table:table-cell table:style-name="ce15" office:value-type="string" calcext:value-type="string">
            <text:p>U748523E</text:p>
          </table:table-cell>
          <table:table-cell table:style-name="ce15" table:number-columns-repeated="3"/>
          <table:table-cell table:style-name="ce28"/>
          <table:table-cell table:style-name="ce15" table:number-columns-repeated="4"/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1">
          <table:table-cell table:style-name="ce1" table:number-columns-repeated="24"/>
          <table:table-cell table:number-columns-repeated="16360"/>
        </table:table-row>
        <table:table-row table:style-name="ro2">
          <table:table-cell table:style-name="ce1"/>
          <table:table-cell table:style-name="ce3" table:number-columns-repeated="11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office:value-type="string" calcext:value-type="string">
            <text:p>Codi</text:p>
          </table:table-cell>
          <table:table-cell table:style-name="ce7" office:value-type="string" calcext:value-type="string">
            <text:p>Article</text:p>
          </table:table-cell>
          <table:table-cell table:style-name="ce7" office:value-type="string" calcext:value-type="string">
            <text:p>Unitats</text:p>
          </table:table-cell>
          <table:table-cell table:style-name="ce7" office:value-type="string" calcext:value-type="string">
            <text:p>Preu Unitari</text:p>
          </table:table-cell>
          <table:table-cell table:style-name="ce7" office:value-type="string" calcext:value-type="string">
            <text:p>Subtotal</text:p>
          </table:table-cell>
          <table:table-cell table:style-name="ce7" office:value-type="string" calcext:value-type="string">
            <text:p>%Descompte</text:p>
          </table:table-cell>
          <table:table-cell table:style-name="ce7" office:value-type="string" calcext:value-type="string">
            <text:p>Total descompte</text:p>
          </table:table-cell>
          <table:table-cell table:style-name="ce7" office:value-type="string" calcext:value-type="string">
            <text:p>%IVA</text:p>
          </table:table-cell>
          <table:table-cell table:style-name="ce7" office:value-type="string" calcext:value-type="string">
            <text:p>Total IVA</text:p>
          </table:table-cell>
          <table:table-cell table:style-name="ce33" office:value-type="string" calcext:value-type="string">
            <text:p>Total amb IVA</text:p>
          </table:table-cell>
          <table:table-cell table:style-name="ce5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office:value-type="float" office:value="123935" calcext:value-type="float">
            <text:p>123935</text:p>
          </table:table-cell>
          <table:table-cell table:style-name="ce7" office:value-type="string" calcext:value-type="string">
            <text:p>Abric talla S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14.99" calcext:value-type="float">
            <text:p>14,99€</text:p>
          </table:table-cell>
          <table:table-cell table:style-name="ce22" table:formula="of:=[.D18]*[.E18]" office:value-type="float" office:value="29.98" calcext:value-type="float">
            <text:p>29,98€</text:p>
          </table:table-cell>
          <table:table-cell table:style-name="ce29" office:value-type="percentage" office:value="0.05" calcext:value-type="percentage">
            <text:p>5,00 %</text:p>
          </table:table-cell>
          <table:table-cell table:style-name="ce22" table:formula="of:=[.F18]*[.G18]" office:value-type="float" office:value="1.499" calcext:value-type="float">
            <text:p>1,50€</text:p>
          </table:table-cell>
          <table:table-cell table:style-name="ce29" office:value-type="percentage" office:value="0.21" calcext:value-type="percentage">
            <text:p>21,00 %</text:p>
          </table:table-cell>
          <table:table-cell table:style-name="ce22" table:formula="of:=([.F18]-[.H18])*[.I18]" office:value-type="float" office:value="5.98101" calcext:value-type="float">
            <text:p>5,98€</text:p>
          </table:table-cell>
          <table:table-cell table:style-name="ce34" table:formula="of:=([.F18]-[.H18])+[.J18]" office:value-type="float" office:value="34.46201" calcext:value-type="float">
            <text:p>34,46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office:value-type="float" office:value="123936" calcext:value-type="float">
            <text:p>123936</text:p>
          </table:table-cell>
          <table:table-cell table:style-name="ce7" office:value-type="string" calcext:value-type="string">
            <text:p>Sabates talla 3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9.15" calcext:value-type="float">
            <text:p>29,15€</text:p>
          </table:table-cell>
          <table:table-cell table:style-name="ce22" table:formula="of:=[.D19]*[.E19]" office:value-type="float" office:value="29.15" calcext:value-type="float">
            <text:p>29,15€</text:p>
          </table:table-cell>
          <table:table-cell table:style-name="ce29" office:value-type="percentage" office:value="0.03" calcext:value-type="percentage">
            <text:p>3,00 %</text:p>
          </table:table-cell>
          <table:table-cell table:style-name="ce22" table:formula="of:=[.F19]*[.G19]" office:value-type="float" office:value="0.8745" calcext:value-type="float">
            <text:p>0,87€</text:p>
          </table:table-cell>
          <table:table-cell table:style-name="ce29" office:value-type="percentage" office:value="0.21" calcext:value-type="percentage">
            <text:p>21,00 %</text:p>
          </table:table-cell>
          <table:table-cell table:style-name="ce22" table:formula="of:=([.F19]-[.H19])*[.I19]" office:value-type="float" office:value="5.937855" calcext:value-type="float">
            <text:p>5,94€</text:p>
          </table:table-cell>
          <table:table-cell table:style-name="ce34" table:formula="of:=([.F19]-[.H19])+[.J19]" office:value-type="float" office:value="34.213355" calcext:value-type="float">
            <text:p>34,21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office:value-type="float" office:value="123937" calcext:value-type="float">
            <text:p>123937</text:p>
          </table:table-cell>
          <table:table-cell table:style-name="ce7" office:value-type="string" calcext:value-type="string">
            <text:p>Llibre de text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float" office:value="25.66" calcext:value-type="float">
            <text:p>25,66€</text:p>
          </table:table-cell>
          <table:table-cell table:style-name="ce22" table:formula="of:=[.D20]*[.E20]" office:value-type="float" office:value="76.98" calcext:value-type="float">
            <text:p>76,98€</text:p>
          </table:table-cell>
          <table:table-cell table:style-name="ce29" office:value-type="percentage" office:value="0.1" calcext:value-type="percentage">
            <text:p>10,00 %</text:p>
          </table:table-cell>
          <table:table-cell table:style-name="ce22" table:formula="of:=[.F20]*[.G20]" office:value-type="float" office:value="7.698" calcext:value-type="float">
            <text:p>7,70€</text:p>
          </table:table-cell>
          <table:table-cell table:style-name="ce29" office:value-type="percentage" office:value="0.1" calcext:value-type="percentage">
            <text:p>10,00 %</text:p>
          </table:table-cell>
          <table:table-cell table:style-name="ce22" table:formula="of:=([.F20]-[.H20])*[.I20]" office:value-type="float" office:value="6.9282" calcext:value-type="float">
            <text:p>6,93€</text:p>
          </table:table-cell>
          <table:table-cell table:style-name="ce34" table:formula="of:=([.F20]-[.H20])+[.J20]" office:value-type="float" office:value="76.2102" calcext:value-type="float">
            <text:p>76,21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office:value-type="float" office:value="123938" calcext:value-type="float">
            <text:p>123938</text:p>
          </table:table-cell>
          <table:table-cell table:style-name="ce7" office:value-type="string" calcext:value-type="string">
            <text:p>Patates</text:p>
          </table:table-cell>
          <table:table-cell table:style-name="ce7" office:value-type="float" office:value="5" calcext:value-type="float">
            <text:p>5</text:p>
          </table:table-cell>
          <table:table-cell table:style-name="ce22" office:value-type="float" office:value="0.85" calcext:value-type="float">
            <text:p>0,85€</text:p>
          </table:table-cell>
          <table:table-cell table:style-name="ce22" table:formula="of:=[.D21]*[.E21]" office:value-type="float" office:value="4.25" calcext:value-type="float">
            <text:p>4,25€</text:p>
          </table:table-cell>
          <table:table-cell table:style-name="ce22"/>
          <table:table-cell table:style-name="ce22" table:formula="of:=[.F21]*[.G21]" office:value-type="float" office:value="0" calcext:value-type="float">
            <text:p>0,00€</text:p>
          </table:table-cell>
          <table:table-cell table:style-name="ce29" office:value-type="percentage" office:value="0.04" calcext:value-type="percentage">
            <text:p>4,00 %</text:p>
          </table:table-cell>
          <table:table-cell table:style-name="ce22" table:formula="of:=([.F21]-[.H21])*[.I21]" office:value-type="float" office:value="0.17" calcext:value-type="float">
            <text:p>0,17€</text:p>
          </table:table-cell>
          <table:table-cell table:style-name="ce34" table:formula="of:=([.F21]-[.H21])+[.J21]" office:value-type="float" office:value="4.42" calcext:value-type="float">
            <text:p>4,42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table:number-columns-repeated="6"/>
          <table:table-cell table:style-name="ce22" table:formula="of:=[.F22]*[.G22]" office:value-type="float" office:value="0" calcext:value-type="float">
            <text:p>0,00€</text:p>
          </table:table-cell>
          <table:table-cell table:style-name="ce22"/>
          <table:table-cell table:style-name="ce22" table:formula="of:=([.F22]-[.H22])*[.I22]" office:value-type="float" office:value="0" calcext:value-type="float">
            <text:p>0,00€</text:p>
          </table:table-cell>
          <table:table-cell table:style-name="ce34" table:formula="of:=([.F22]-[.H22])+[.J22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table:number-columns-repeated="6"/>
          <table:table-cell table:style-name="ce22" table:formula="of:=[.F23]*[.G23]" office:value-type="float" office:value="0" calcext:value-type="float">
            <text:p>0,00€</text:p>
          </table:table-cell>
          <table:table-cell table:style-name="ce22"/>
          <table:table-cell table:style-name="ce22" table:formula="of:=([.F23]-[.H23])*[.I23]" office:value-type="float" office:value="0" calcext:value-type="float">
            <text:p>0,00€</text:p>
          </table:table-cell>
          <table:table-cell table:style-name="ce34" table:formula="of:=([.F23]-[.H23])+[.J23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table:number-columns-repeated="6"/>
          <table:table-cell table:style-name="ce22" table:formula="of:=[.F24]*[.G24]" office:value-type="float" office:value="0" calcext:value-type="float">
            <text:p>0,00€</text:p>
          </table:table-cell>
          <table:table-cell table:style-name="ce22"/>
          <table:table-cell table:style-name="ce22" table:formula="of:=([.F24]-[.H24])*[.I24]" office:value-type="float" office:value="0" calcext:value-type="float">
            <text:p>0,00€</text:p>
          </table:table-cell>
          <table:table-cell table:style-name="ce34" table:formula="of:=([.F24]-[.H24])+[.J24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table:number-columns-repeated="6"/>
          <table:table-cell table:style-name="ce22" table:formula="of:=[.F25]*[.G25]" office:value-type="float" office:value="0" calcext:value-type="float">
            <text:p>0,00€</text:p>
          </table:table-cell>
          <table:table-cell table:style-name="ce22"/>
          <table:table-cell table:style-name="ce22" table:formula="of:=([.F25]-[.H25])*[.I25]" office:value-type="float" office:value="0" calcext:value-type="float">
            <text:p>0,00€</text:p>
          </table:table-cell>
          <table:table-cell table:style-name="ce34" table:formula="of:=([.F25]-[.H25])+[.J25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table:number-columns-repeated="6"/>
          <table:table-cell table:style-name="ce22" table:formula="of:=[.F26]*[.G26]" office:value-type="float" office:value="0" calcext:value-type="float">
            <text:p>0,00€</text:p>
          </table:table-cell>
          <table:table-cell table:style-name="ce22"/>
          <table:table-cell table:style-name="ce22" table:formula="of:=([.F26]-[.H26])*[.I26]" office:value-type="float" office:value="0" calcext:value-type="float">
            <text:p>0,00€</text:p>
          </table:table-cell>
          <table:table-cell table:style-name="ce34" table:formula="of:=([.F26]-[.H26])+[.J26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table:number-columns-repeated="6"/>
          <table:table-cell table:style-name="ce22" table:formula="of:=[.F27]*[.G27]" office:value-type="float" office:value="0" calcext:value-type="float">
            <text:p>0,00€</text:p>
          </table:table-cell>
          <table:table-cell table:style-name="ce22"/>
          <table:table-cell table:style-name="ce22" table:formula="of:=([.F27]-[.H27])*[.I27]" office:value-type="float" office:value="0" calcext:value-type="float">
            <text:p>0,00€</text:p>
          </table:table-cell>
          <table:table-cell table:style-name="ce34" table:formula="of:=([.F27]-[.H27])+[.J27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8" table:number-columns-repeated="6"/>
          <table:table-cell table:style-name="ce22" table:formula="of:=[.F28]*[.G28]" office:value-type="float" office:value="0" calcext:value-type="float">
            <text:p>0,00€</text:p>
          </table:table-cell>
          <table:table-cell table:style-name="ce31"/>
          <table:table-cell table:style-name="ce22" table:formula="of:=([.F28]-[.H28])*[.I28]" office:value-type="float" office:value="0" calcext:value-type="float">
            <text:p>0,00€</text:p>
          </table:table-cell>
          <table:table-cell table:style-name="ce34" table:formula="of:=([.F28]-[.H28])+[.J28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office:value-type="string" calcext:value-type="string" table:number-columns-spanned="2" table:number-rows-spanned="1">
            <text:p>Import Brut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Total descomptes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Tipus IVA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Base Imponible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Import IVA</text:p>
          </table:table-cell>
          <table:covered-table-cell table:style-name="ce16"/>
          <table:table-cell table:style-name="ce1" table:number-columns-repeated="13"/>
          <table:table-cell table:number-columns-repeated="16360"/>
        </table:table-row>
        <table:table-row table:style-name="ro2">
          <table:table-cell table:style-name="ce1"/>
          <table:table-cell table:style-name="ce9" table:formula="of:=SUM([.F18:.F28])" office:value-type="float" office:value="140.36" calcext:value-type="float" table:number-columns-spanned="2" table:number-rows-spanned="3">
            <text:p>140,36€</text:p>
          </table:table-cell>
          <table:covered-table-cell table:style-name="ce17"/>
          <table:table-cell table:style-name="ce9" table:formula="of:=SUM([.H18:.H28])" office:value-type="float" office:value="10.0715" calcext:value-type="float" table:number-columns-spanned="2" table:number-rows-spanned="3">
            <text:p>10,07€</text:p>
          </table:table-cell>
          <table:covered-table-cell table:style-name="ce17"/>
          <table:table-cell table:style-name="ce24" office:value-type="percentage" office:value="0.04" calcext:value-type="percentage" table:number-columns-spanned="2" table:number-rows-spanned="1">
            <text:p>4 %</text:p>
          </table:table-cell>
          <table:covered-table-cell table:style-name="ce16"/>
          <table:table-cell table:style-name="ce22" table:formula="of:=SUMIF([.I$18:.K$28];[.F30];[.K$18:.K$28])-SUMIF([.I$18:.K$28];[.F30];[.J$18:.J$28])" office:value-type="float" office:value="4.25" calcext:value-type="float" table:number-columns-spanned="2" table:number-rows-spanned="1">
            <text:p>4,25€</text:p>
          </table:table-cell>
          <table:covered-table-cell table:style-name="ce16"/>
          <table:table-cell table:style-name="ce22" table:formula="of:=[.F30]*[.H30]" office:value-type="float" office:value="0.17" calcext:value-type="float" table:number-columns-spanned="2" table:number-rows-spanned="1">
            <text:p>0,17€</text:p>
          </table:table-cell>
          <table:covered-table-cell table:style-name="ce16"/>
          <table:table-cell table:style-name="ce1" table:number-columns-repeated="13"/>
          <table:table-cell table:number-columns-repeated="16360"/>
        </table:table-row>
        <table:table-row table:style-name="ro2">
          <table:table-cell table:style-name="ce1"/>
          <table:covered-table-cell table:style-name="ce10"/>
          <table:covered-table-cell table:style-name="ce18"/>
          <table:covered-table-cell table:style-name="ce10"/>
          <table:covered-table-cell table:style-name="ce18"/>
          <table:table-cell table:style-name="ce24" office:value-type="percentage" office:value="0.1" calcext:value-type="percentage" table:number-columns-spanned="2" table:number-rows-spanned="1">
            <text:p>10 %</text:p>
          </table:table-cell>
          <table:covered-table-cell table:style-name="ce16"/>
          <table:table-cell table:style-name="ce22" table:formula="of:=SUMIF([.I$18:.K$28];[.F31];[.K$18:.K$28])-SUMIF([.I$18:.K$28];[.F31];[.J$18:.J$28])" office:value-type="float" office:value="69.282" calcext:value-type="float" table:number-columns-spanned="2" table:number-rows-spanned="1">
            <text:p>69,28€</text:p>
          </table:table-cell>
          <table:covered-table-cell table:style-name="ce16"/>
          <table:table-cell table:style-name="ce22" table:formula="of:=[.F31]*[.H31]" office:value-type="float" office:value="6.9282" calcext:value-type="float" table:number-columns-spanned="2" table:number-rows-spanned="1">
            <text:p>6,93€</text:p>
          </table:table-cell>
          <table:covered-table-cell table:style-name="ce16"/>
          <table:table-cell table:style-name="ce1" table:number-columns-repeated="13"/>
          <table:table-cell table:number-columns-repeated="16360"/>
        </table:table-row>
        <table:table-row table:style-name="ro2">
          <table:table-cell table:style-name="ce1"/>
          <table:covered-table-cell table:style-name="ce11"/>
          <table:covered-table-cell table:style-name="ce19"/>
          <table:covered-table-cell table:style-name="ce11"/>
          <table:covered-table-cell table:style-name="ce19"/>
          <table:table-cell table:style-name="ce24" office:value-type="percentage" office:value="0.21" calcext:value-type="percentage" table:number-columns-spanned="2" table:number-rows-spanned="1">
            <text:p>21 %</text:p>
          </table:table-cell>
          <table:covered-table-cell table:style-name="ce16"/>
          <table:table-cell table:style-name="ce22" table:formula="of:=SUMIF([.I$18:.K$28];[.F32];[.K$18:.K$28])-SUMIF([.I$18:.K$28];[.F32];[.J$18:.J$28])" office:value-type="float" office:value="56.7565" calcext:value-type="float" table:number-columns-spanned="2" table:number-rows-spanned="1">
            <text:p>56,76€</text:p>
          </table:table-cell>
          <table:covered-table-cell table:style-name="ce16"/>
          <table:table-cell table:style-name="ce22" table:formula="of:=[.F32]*[.H32]" office:value-type="float" office:value="11.918865" calcext:value-type="float" table:number-columns-spanned="2" table:number-rows-spanned="1">
            <text:p>11,92€</text:p>
          </table:table-cell>
          <table:covered-table-cell table:style-name="ce16"/>
          <table:table-cell table:style-name="ce1" table:number-columns-repeated="13"/>
          <table:table-cell table:number-columns-repeated="16360"/>
        </table:table-row>
        <table:table-row table:style-name="ro2">
          <table:table-cell table:style-name="ce1"/>
          <table:table-cell table:style-name="ce12" office:value-type="string" calcext:value-type="string" table:number-columns-spanned="4" table:number-rows-spanned="3">
            <text:p>Forma de pagament:</text:p>
          </table:table-cell>
          <table:covered-table-cell table:number-columns-repeated="2" table:style-name="ce20"/>
          <table:covered-table-cell table:style-name="ce17"/>
          <table:table-cell table:style-name="ce25" office:value-type="string" calcext:value-type="string" table:number-columns-spanned="4" table:number-rows-spanned="3">
            <text:p>TOTAL FACTURA</text:p>
          </table:table-cell>
          <table:covered-table-cell table:number-columns-repeated="2" table:style-name="ce20"/>
          <table:covered-table-cell table:style-name="ce17"/>
          <table:table-cell table:style-name="ce9" table:formula="of:=SUM([.K18:.K28])" office:value-type="float" office:value="149.305565" calcext:value-type="float" table:number-columns-spanned="2" table:number-rows-spanned="3">
            <text:p>149,31€</text:p>
          </table:table-cell>
          <table:covered-table-cell table:style-name="ce17"/>
          <table:table-cell table:style-name="ce1" table:number-columns-repeated="13"/>
          <table:table-cell table:number-columns-repeated="16360"/>
        </table:table-row>
        <table:table-row table:style-name="ro2">
          <table:table-cell table:style-name="ce1"/>
          <table:covered-table-cell table:style-name="ce10"/>
          <table:covered-table-cell table:number-columns-repeated="2" table:style-name="ce1"/>
          <table:covered-table-cell table:style-name="ce18"/>
          <table:covered-table-cell table:style-name="ce10"/>
          <table:covered-table-cell table:number-columns-repeated="2" table:style-name="ce1"/>
          <table:covered-table-cell table:style-name="ce18"/>
          <table:covered-table-cell table:style-name="ce10"/>
          <table:covered-table-cell table:style-name="ce18"/>
          <table:table-cell table:style-name="ce1" table:number-columns-repeated="13"/>
          <table:table-cell table:number-columns-repeated="16360"/>
        </table:table-row>
        <table:table-row table:style-name="ro2">
          <table:table-cell table:style-name="ce1"/>
          <table:covered-table-cell table:style-name="ce11"/>
          <table:covered-table-cell table:number-columns-repeated="2" table:style-name="ce21"/>
          <table:covered-table-cell table:style-name="ce19"/>
          <table:covered-table-cell table:style-name="ce11"/>
          <table:covered-table-cell table:number-columns-repeated="2" table:style-name="ce21"/>
          <table:covered-table-cell table:style-name="ce19"/>
          <table:covered-table-cell table:style-name="ce11"/>
          <table:covered-table-cell table:style-name="ce19"/>
          <table:table-cell table:style-name="ce1" table:number-columns-repeated="13"/>
          <table:table-cell table:number-columns-repeated="16360"/>
        </table:table-row>
        <table:table-row table:style-name="ro2" table:number-rows-repeated="3">
          <table:table-cell table:style-name="ce1"/>
          <table:table-cell table:style-name="ce3" table:number-columns-repeated="10"/>
          <table:table-cell table:style-name="ce1" table:number-columns-repeated="13"/>
          <table:table-cell table:number-columns-repeated="16360"/>
        </table:table-row>
        <table:table-row table:style-name="ro1" table:number-rows-repeated="70">
          <table:table-cell table:style-name="ce1" table:number-columns-repeated="24"/>
          <table:table-cell table:number-columns-repeated="16360"/>
        </table:table-row>
        <table:table-row table:style-name="ro1" table:number-rows-repeated="10484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2" number:min-decimal-places="2" number:min-integer-digits="1" number:grouping="true"/>
      <number:text>€</number:text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ull_20_1" style:display-name="PageStyle_Full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9T17:24:49.708478944</dc:date>
    <meta:editing-duration>PT9M56S</meta:editing-duration>
    <meta:editing-cycles>2</meta:editing-cycles>
    <meta:generator>LibreOffice/7.4.2.3$Linux_X86_64 LibreOffice_project/40$Build-3</meta:generator>
    <meta:document-statistic meta:table-count="1" meta:cell-count="105" meta:object-count="0"/>
  </office:meta>
</office:document-meta>
</file>